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Dimensions (mm)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ulse ox dimensions (mm)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42.54" calcext:value-type="float">
            <text:p>42.54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45.08" calcext:value-type="float">
            <text:p>45.08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table:formula="of:=[.B6]*[.B7]" office:value-type="float" office:value="1917.7032" calcext:value-type="float">
            <text:p>1917.703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umber of copies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aps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formula="of:=([.B2]-([.B6]*[.B11]))/([.B11]-1)" office:value-type="float" office:value="11.19" calcext:value-type="float">
            <text:p>11.19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formula="of:=([.B3]-([.B7]*[.B12]))/([.B12]-1)" office:value-type="float" office:value="16.56" calcext:value-type="float">
            <text:p>16.5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 lost linear distance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table:formula="of:=[.B2]-([.B6]*[.B11])" office:value-type="float" office:value="22.38" calcext:value-type="float">
            <text:p>22.38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formula="of:=[.B3]-([.B7]*[.B12])" office:value-type="float" office:value="49.68" calcext:value-type="float">
            <text:p>49.6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 lost area</text:p>
          </table:table-cell>
          <table:table-cell table:formula="of:=[.B19]*[.B20]" office:value-type="float" office:value="1111.8384" calcext:value-type="float">
            <text:p>1111.838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Y Origins for each pulse ox</text:p>
          </table:table-cell>
          <table:table-cell/>
        </table:table-row>
        <table:table-row table:style-name="ro1">
          <table:table-cell table:formula="of:=[.B7]+[.B16]" office:value-type="float" office:value="61.64" calcext:value-type="float">
            <text:p>61.64</text:p>
          </table:table-cell>
          <table:table-cell office:value-type="string" calcext:value-type="string">
            <text:p>1450 px offset</text:p>
          </table:table-cell>
        </table:table-row>
        <table:table-row table:style-name="ro1">
          <table:table-cell table:formula="of:=[.A26]+[.$A$26]" office:value-type="float" office:value="123.28" calcext:value-type="float">
            <text:p>123.28</text:p>
          </table:table-cell>
          <table:table-cell/>
        </table:table-row>
        <table:table-row table:style-name="ro1">
          <table:table-cell table:formula="of:=[.A27]+[.$A$26]" office:value-type="float" office:value="184.92" calcext:value-type="float">
            <text:p>184.92</text:p>
          </table:table-cell>
          <table:table-cell/>
        </table:table-row>
        <table:table-row table:style-name="ro1">
          <table:table-cell table:formula="of:=[.A28]+[.$A$26]" office:value-type="float" office:value="246.56" calcext:value-type="float">
            <text:p>246.56</text:p>
          </table:table-cell>
          <table:table-cell/>
        </table:table-row>
        <table:table-row table:style-name="ro1">
          <table:table-cell table:formula="of:=[.A29]+[.$A$26]" office:value-type="float" office:value="308.2" calcext:value-type="float">
            <text:p>308.2</text:p>
          </table:table-cell>
          <table:table-cell/>
        </table:table-row>
        <table:table-row table:style-name="ro1">
          <table:table-cell table:formula="of:=[.A30]+[.$A$26]" office:value-type="float" office:value="369.84" calcext:value-type="float">
            <text:p>369.8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3:16:06.463317238</meta:creation-date>
    <dc:date>2017-03-14T20:00:41.516006945</dc:date>
    <meta:editing-duration>PT6H14M4S</meta:editing-duration>
    <meta:editing-cycles>2</meta:editing-cycles>
    <meta:generator>LibreOffice/5.3.0.3$Linux_X86_64 LibreOffice_project/30m0$Build-3</meta:generator>
    <meta:document-statistic meta:table-count="1" meta:cell-count="37" meta:object-count="0"/>
  </office:meta>
</office:document-meta>
</file>